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1" style:family="text">
      <style:text-properties style:text-position="super 58%"/>
    </style:style>
  </office:automatic-styles>
  <office:body>
    <office:spreadsheet>
      <table:table table:name="Sheet1" table:style-name="ta1">
        <table:table-column table:style-name="co1" table:default-cell-style-name="Default"/>
        <table:table-column table:style-name="co1" table:default-cell-style-name="pd1"/>
        <table:table-column table:style-name="co1" table:number-columns-repeated="5" table:default-cell-style-name="Default"/>
        <table:table-row table:style-name="ro1">
          <table:table-cell office:value-type="string" calcext:value-type="string">
            <text:p>Annotations</text:p>
          </table:table-cell>
          <table:table-cell table:style-name="Default"/>
          <table:table-cell table:style-name="pd1" office:value-type="string" calcext:value-type="string">
            <text:p>Topic</text:p>
          </table:table-cell>
          <table:table-cell table:style-name="pd1" office:value-type="string" calcext:value-type="string">
            <text:p>Count</text:p>
          </table:table-cell>
          <table:table-cell table:style-name="pd1" office:value-type="string" calcext:value-type="string">
            <text:p>Name</text:p>
          </table:table-cell>
          <table:table-cell table:style-name="pd1" office:value-type="string" calcext:value-type="string">
            <text:p>Representation</text:p>
          </table:table-cell>
          <table:table-cell table:style-name="pd1" office:value-type="string" calcext:value-type="string">
            <text:p>Representative_Docs</text:p>
          </table:table-cell>
        </table:table-row>
        <table:table-row table:style-name="ro1">
          <table:table-cell office:value-type="string" calcext:value-type="string">
            <text:p>Yes (2<text:span text:style-name="T1">nd</text:span> message)</text:p>
          </table:table-cell>
          <table:table-cell office:value-type="float" office:value="0" calcext:value-type="float">
            <text:p>0</text:p>
          </table:table-cell>
          <table:table-cell office:value-type="float" office:value="-1" calcext:value-type="float">
            <text:p>-1</text:p>
          </table:table-cell>
          <table:table-cell office:value-type="float" office:value="367" calcext:value-type="float">
            <text:p>367</text:p>
          </table:table-cell>
          <table:table-cell office:value-type="string" calcext:value-type="string">
            <text:p>-1_right_respect_ethics_correct</text:p>
          </table:table-cell>
          <table:table-cell office:value-type="string" calcext:value-type="string">
            <text:p>['right', 'respect', 'ethics', 'correct', 'discrimination', 'judge', 'discussion', 'harassment', 'par', 'value']</text:p>
          </table:table-cell>
          <table:table-cell office:value-type="string" calcext:value-type="string">
            <text:p>['management studio msi file install double click icon file extension right file either corrupted changed extension got file save dialog downloaded would suggest downloading guide posting questions codeproject dave kreskowiak microsoft mvp visual developer visual basic 2006 2007', 'happens asp net programmer accept contract work las vegas right based australia pointing inconsistencies ad applying want offer work means listening', 'agree right core issue encapulation seem lot class libs developed reuse another factor guys one gal boss long time foxpro developers reasonable open change one dragging feet way challenge moving net continuing support large vfp application base organization trick starting low enough level give everyone good foundation without insulting anyone intelligence complicate things bit plan also incorporate third party business object framework development mix one tasks evaluate framework somethings like big factor framework developer uses untyped datasets back business object layer problem approach see good grasp ado net datasets etc important understanding framework functions using effectively little uncomfortable folks blindly using framework without understanding ado net core may tackle net c vs basis first three days cover ado net detail later tim']</text:p>
          </table:table-cell>
        </table:table-row>
        <table:table-row table:style-name="ro1">
          <table:table-cell office:value-type="string" calcext:value-type="string">
            <text:p>Yes (1<text:span text:style-name="T1">st</text:span> message)</text:p>
          </table:table-cell>
          <table:table-cell office:value-type="float" office:value="1" calcext:value-type="float">
            <text:p>1</text:p>
          </table:table-cell>
          <table:table-cell office:value-type="float" office:value="0" calcext:value-type="float">
            <text:p>0</text:p>
          </table:table-cell>
          <table:table-cell office:value-type="float" office:value="102" calcext:value-type="float">
            <text:p>102</text:p>
          </table:table-cell>
          <table:table-cell office:value-type="string" calcext:value-type="string">
            <text:p>0_value_judge_honour_respect</text:p>
          </table:table-cell>
          <table:table-cell office:value-type="string" calcext:value-type="string">
            <text:p>['value', 'judge', 'honour', 'respect', 'correct', 'prejudice', 'esteem', 'right', 'discussion', '']</text:p>
          </table:table-cell>
          <table:table-cell office:value-type="string" calcext:value-type="string">
            <text:p>['certificate agile much work experience technique role agile team depends employer might prefer certificates experience others might way round prefer latter style certificates may provide different kind value make sure people different teams use language e certifiy understand set technical terms defined way important work sourced different companies', 'taken one three mcad tests considering taking another wondering anyone idea much value mcad tests carry resume interview seem like incredibly popular may wrong thanks advance yellow dart', 'patric_j wrote according ms consider mcsd anything value hiring purpose getting one even microsoft care looked value certification dependent upon person hiring position applied may depends comes personally put much stock certified person experience comment certification requirement past made sense well would explain candidate would necessarily attractive others example mcsd certification probably would required someone going qa technical writing department opinions neither right wrong cannot change opinion however change influences opinion david crow']</text:p>
          </table:table-cell>
        </table:table-row>
        <table:table-row table:style-name="ro1">
          <table:table-cell office:value-type="string" calcext:value-type="string">
            <text:p>Yes </text:p>
          </table:table-cell>
          <table:table-cell office:value-type="float" office:value="2" calcext:value-type="float">
            <text:p>2</text:p>
          </table:table-cell>
          <table:table-cell office:value-type="float" office:value="1" calcext:value-type="float">
            <text:p>1</text:p>
          </table:table-cell>
          <table:table-cell office:value-type="float" office:value="51" calcext:value-type="float">
            <text:p>51</text:p>
          </table:table-cell>
          <table:table-cell office:value-type="string" calcext:value-type="string">
            <text:p>1_justice_harassment_rights_treatment</text:p>
          </table:table-cell>
          <table:table-cell office:value-type="string" calcext:value-type="string">
            <text:p>['justice', 'harassment', 'rights', 'treatment', 'equation', 'right', 'ethic', 'honor', 'favour', 'variety']</text:p>
          </table:table-cell>
          <table:table-cell office:value-type="string" calcext:value-type="string">
            <text:p>['testthis99 wrote worked company give admin rights developers worked several financial corporations gave admin rights developers testthis99 wrote encountered major bureaucratic hassles tolerated requiring business casual every day requiring group justify every 3 months front review board failure could mean layoffs tell treat first one raise salary requirements want pay money show clothes advantages companies example one company policy developers worked 37 5 hours week 5 x 8 hour work days 5 allocated lunch worked discrimination working pressure work vast number hours see smaller companies almost universally', 'tired exhausted made original post finished 6 months working 100 hour work weeks project spanning almost year really kicked end left first post tact many people read going go remove stuff indian contractors really applicable previous site job communication face face thinking simply case seem formed several opinions wrong fine cannot change way think unfortunately bender interested playing dodge ball like pointed work anti indian anti redneck anti anything tired much work want displace people trust interested feel free let know quite happy move right past things directly things could getting ready launch advertisement local business publication likely net lot work work like marshall almost cp consortium gets formed hoping time developers freelancers consultants also start advertise attract work stay happy busy employees others web servers mine someone like setup version control multi project issue feature management developer side user side like environment new people interested joining post resume type data links work etc well sections individual projects scoped delegated delivered deployed supported someday adapting vs team system might also kind fun sky limit want see goes going guess tallent skills abilities part interested let know deserve ways harassment provided far harassment caused change post zero wish exclude anyone based upon race religion gender ability speak audibly def individual wanted work would manage anyway vision growing changing moment p project enormous 500 hours phone calls virtual meetings walk throughs functionallity reviews change reviews bunch stuff involved 30 people traveling constantly various parts world rex enemy gate welcome cp language post unicode version cp blog people understand awesome firefox never used cphog act using cphog alone make firefox cool opens eyes possibilities start looking things like cphog eyes suddenly open sorts useful things firefox self quote', 'red flags new hires ignore starting new job credit sevcik president mathcelebrity author 2 books updated jul 4 let discuss 10 red flags watch within first 3 months job 3 months gives ample time find credentials answer 20 years corporate america cube farm fortune 500 mid level start ups ready let go get 1 job first weeks suddenly morphed something different job role employment contract call management use silly phrases like flexible congratulations found first red flag aside learn nothing else post read flexible team player mean work get paid learn quickly important thing every morning waking looking mirror able respect 2 work job doer developer builder things etc find booked many meetings congratulations discovered red flag doers many meetings gasp need time actually stuff management cannot squash early best found mismanaged company 3 first weeks joining company notice lots cliques keep running unexpected unspoken rules dug another red flag remember working company years back development interview crystal clear like filling lot paperwork push code want code test quickly push alas 3 weeks getting hired management revealed every code push needs 3 page document filled web form filled 3 layers approval get change ridiculous red tape bigger red flag 4 company push social time hours unnecessary get togethers push mean push charities social justice groups hootenanny garbage congratulations found another red flag nowhere standard employment contract anywhere state must active charity social justice causes garbage none one iota job company making money one iota pushed run hills 5 company value office time accomplishments work hours found another archaic detrimental red flag get 8 hours work done 2 hours matter like corporate pay additional effort great bosses let leave early give flex time pump work quickly 6 scheduled meetings always run time start late congratulations found another red flag time wasters also meetings especially corporate meetings notorious posturing politics fan meetings like huge red flag meetings agenda allow rambling get point quick needs help expect things get done 7 hard time finding document annual raises bonuses x advance ask manager hem haw avoid subject congratulations found another red flag found 90 corporate jobs 8 majority people level use unnecessary buzz words describe something find word grade 5 grade 7 flesch kincaid reading level replace silly buzzword keep meaning trying say enhance congratulations found another red flag key communication simplicity clarity buzzwords violate rules simple conversation contract annual incentive protocol red flag hands 9 dumbest people get promoted superstars get passed marginalized congratulations young padawan uncorked another red flag like 7 happens 90 corporate companies red flag football never score touchdown 10 new company change direction every 2 4 weeks pat back detective found another red flag management cannot figure get paid large coin one job found insane asylum best pull cord exit stage left heed 10 rules friends might save life road quote linked account err human really mess need computer']</text:p>
          </table:table-cell>
        </table:table-row>
        <table:table-row table:style-name="ro1">
          <table:table-cell office:value-type="string" calcext:value-type="string">
            <text:p>No</text:p>
          </table:table-cell>
          <table:table-cell office:value-type="float" office:value="3" calcext:value-type="float">
            <text:p>3</text:p>
          </table:table-cell>
          <table:table-cell office:value-type="float" office:value="2" calcext:value-type="float">
            <text:p>2</text:p>
          </table:table-cell>
          <table:table-cell office:value-type="float" office:value="36" calcext:value-type="float">
            <text:p>36</text:p>
          </table:table-cell>
          <table:table-cell office:value-type="string" calcext:value-type="string">
            <text:p>2_inclusion_compensate_observe_respect</text:p>
          </table:table-cell>
          <table:table-cell office:value-type="string" calcext:value-type="string">
            <text:p>['inclusion', 'compensate', 'observe', 'respect', 'discussion', 'correct', 'right', 'value', '', '']</text:p>
          </table:table-cell>
          <table:table-cell office:value-type="string" calcext:value-type="string">
            <text:p>['going side david enigmatic texan one rely code documentation tools sandcastle inclusion xml comments public methods properties must also also agree statement code complex hard decipher comments walking someone must even written code visited elicits response comments sake comments could considered waste time heck usually comment code time start building documentation object dividedbyzero true universe implode meus ratio ex fortis machina simplicitatis de formae ac munus foothill 2016', 'writing software almost 40 years take bait case almost every engineering issue fine line appropriately commenting code commenting fill space end think partially correct think differ three key respects unless misunderstood every function method prefaced short explanation algorithm implements task performs obviously function part public interface comment take form xml comment need repeated regular comment also make good case attaching xml comments every method indeed usually follow practice work seen often work others every class must begin short explanatory comment purpose case methods take form xml commenting every module must contain change log must fastidious adding note brief though may every time change respect third point would argue purpose check comments experience almost invariably insufficient properly document changed file included given changeset wasted many valuable hours usually aided side side changeset comparisons obtain knowledge would ridiculously easy put change log view changeset log sufficiently granular whole change history finally first point mentioned attaching xml comments methods benefits twofold 1 since intellisense picks local xml comments easier consume provate methods parts project 2 decide later make class method public xml comments already required change access modifier agree commenting used compensate sloppy code things cannot documented code alone david gray delivering solutions ages one problem time interpreting fundamental principle tabular reporting', 'exactly pondering probably time show evidence write clean enough code comments become less useless guess lot comes past experience working current version product written classic asp even web forms written badly comments became necessity bit license continue writing sloppy code hired help rearchitect product bring 21st century also establish practices like tdd scrum ci cd etc really done past job shine light needs done still seem carry paranoia past making edgy putting comments code perhaps stop pushing hard initially observe thanks think code comments though']</text:p>
          </table:table-cell>
        </table:table-row>
        <table:table-row table:style-name="ro1">
          <table:table-cell office:value-type="string" calcext:value-type="string">
            <text:p>No</text:p>
          </table:table-cell>
          <table:table-cell office:value-type="float" office:value="4" calcext:value-type="float">
            <text:p>4</text:p>
          </table:table-cell>
          <table:table-cell office:value-type="float" office:value="3" calcext:value-type="float">
            <text:p>3</text:p>
          </table:table-cell>
          <table:table-cell office:value-type="float" office:value="30" calcext:value-type="float">
            <text:p>30</text:p>
          </table:table-cell>
          <table:table-cell office:value-type="string" calcext:value-type="string">
            <text:p>3_transparency_value_regard_correct</text:p>
          </table:table-cell>
          <table:table-cell office:value-type="string" calcext:value-type="string">
            <text:p>['transparency', 'value', 'regard', 'correct', 'right', '', '', '', '', '']</text:p>
          </table:table-cell>
          <table:table-cell office:value-type="string" calcext:value-type="string">
            <text:p>['tonymathewt wrote case yahoo mail orkut mails scraps stored single table sure maybe even willing bet handled many emails store away like remember said 9 000 000 000 000 000 000 id surprised internet carried many emails last 10 years combined tonymathewt wrote would long crossed number even delete mails auto number wont go back keep incrementing yep rolls starts back 0 option composite key two columns cooperate generate unqiue key like userid incremented value guide posting questions codeproject dave kreskowiak microsoft mvp visual developer visual basic 2006 2007', 'foll code private function parsemail string error goto errtrap parameters purpose procedure check let us know action taken aginst command sent mobile comments returns string command parsed mail change history date edit author comment 27 jan 07 100 jay created 29 jan 07 101 jay added parameter values parsing facility set variables dim oapp outlook application create object outlook application dim onpc namespace name space drildown message folder dim omails mailitem find mail dim scommand string dim imsgcount integer dim smsghead string lets apply values variables set oapp createobject outlook application set onpc oapp getnamespace mapi imsgcount 0 lets iterate easy loop omails onpc getdefaultfolder olfolderinbox items omails unread sparam change subject comparition string based service provider message ucase omails subject ucase trim txtsubject text scommand mid omails body 1 instr 1 omails body chr 13 1 instr 1 scommand 0 parsemail mid scommand 1 instr 1 scommand 1 sparam mid scommand instr 1 scommand 1 else parsemail scommand end omails unread false end send unread mail header checked send info mobile chkunreadmail value 1 ucase omails subject ucase trim txtsubject text instr 1 salertedmails trim omails entryid 0 salertedmails salertedmails trim omails entryid smsghead omails sendername vbcrlf smsghead smsghead sub omails subject vbcrlf smsghead smsghead dt omails senton vbcrlf smsghead smsghead msgid omails entryid sendsms smsghead end end end end next omails exit function errtrap txtlog txtlog error parsemail txtlog txtlog err description vbcrlf end function compile error object required also invalid parameter call argument think may due line scommand mid omails body 1 instr 1 omails body chr 13 1 plz help', 'capture modal non modal windows problem appears window supports transparency show printscreen neither mouse pointer since really part window trying capture need 3rd party capture application get everything handle transparency windows dave kreskowiak microsoft mvp visual basic']</text:p>
          </table:table-cell>
        </table:table-row>
        <table:table-row table:style-name="ro1">
          <table:table-cell office:value-type="string" calcext:value-type="string">
            <text:p>Yes (1st message)</text:p>
          </table:table-cell>
          <table:table-cell office:value-type="float" office:value="5" calcext:value-type="float">
            <text:p>5</text:p>
          </table:table-cell>
          <table:table-cell office:value-type="float" office:value="4" calcext:value-type="float">
            <text:p>4</text:p>
          </table:table-cell>
          <table:table-cell office:value-type="float" office:value="28" calcext:value-type="float">
            <text:p>28</text:p>
          </table:table-cell>
          <table:table-cell office:value-type="string" calcext:value-type="string">
            <text:p>4_deference_morals_right_judge</text:p>
          </table:table-cell>
          <table:table-cell office:value-type="string" calcext:value-type="string">
            <text:p>['deference', 'morals', 'right', 'judge', 'respect', '', '', '', '', '']</text:p>
          </table:table-cell>
          <table:table-cell office:value-type="string" calcext:value-type="string">
            <text:p>['paul gates wrote else qualifications experience salary etc equal hiring managers prefer interviewed 12 probably get 13 different answers one size fits answer feels right think others expect take need leave land found native american proverb', 'depends far agonic line experience acquired good athlete result good worthy opponent david crow respect guides morals deference others governs manners laurence sterne', 'james johnson wrote besides go somewhat non paying job spend day playing net right yep okay emoticon shows green envy james johnson wrote work burger king mcdonald block away previous lifetime spent 10 years marketing learned survive corporate war games one particularly interesting client spent night drinking bottle tequila company officers swearing get business closed company crashed friends months studied c night day earn spare money picked whatever playing gigs could slim otherwise office cleaning thing night let tell 10 years marketing felt good honest day work james johnson wrote going take dad advice put ad local paper week offering home service pc upgrades seem change careers every ten years plan kinda works way consequently strongly believe anyone change directions life willing put effort believe know business huge success go man chistopher duncan author career programmer guerilla tactics imperfect world apress']</text:p>
          </table:table-cell>
        </table:table-row>
        <table:table-row table:style-name="ro1">
          <table:table-cell office:value-type="string" calcext:value-type="string">
            <text:p>Yes (2<text:span text:style-name="T1">nd</text:span> message)</text:p>
          </table:table-cell>
          <table:table-cell office:value-type="float" office:value="6" calcext:value-type="float">
            <text:p>6</text:p>
          </table:table-cell>
          <table:table-cell office:value-type="float" office:value="5" calcext:value-type="float">
            <text:p>5</text:p>
          </table:table-cell>
          <table:table-cell office:value-type="float" office:value="23" calcext:value-type="float">
            <text:p>23</text:p>
          </table:table-cell>
          <table:table-cell office:value-type="string" calcext:value-type="string">
            <text:p>5_discussion_right__</text:p>
          </table:table-cell>
          <table:table-cell office:value-type="string" calcext:value-type="string">
            <text:p>['discussion', 'right', '', '', '', '', '', '', '', '']</text:p>
          </table:table-cell>
          <table:table-cell office:value-type="string" calcext:value-type="string">
            <text:p>['isnt place posting request like talk work issues get tips resume writing discussion certification programs trying google bryce paraphrase fred dagg views expressed post bloody good ones publitor making pubmed easy http www sohocode com publitor kids book snot goblin', 'richard maccutchan wrote question database design project database discussion boards certainly give impression original post thread complains team mates lazy explain done stuck gave basic description work fault phrasing question like really intention make somebody else work anything first time checking someone willing help got rude comments stopped coming site altogether yeah understand must specific people get wrong impression anyway whole thing problem solved point discussion great day', 'great discussion']</text:p>
          </table:table-cell>
        </table:table-row>
        <table:table-row table:style-name="ro1">
          <table:table-cell office:value-type="string" calcext:value-type="string">
            <text:p>No</text:p>
          </table:table-cell>
          <table:table-cell office:value-type="float" office:value="7" calcext:value-type="float">
            <text:p>7</text:p>
          </table:table-cell>
          <table:table-cell office:value-type="float" office:value="6" calcext:value-type="float">
            <text:p>6</text:p>
          </table:table-cell>
          <table:table-cell office:value-type="float" office:value="21" calcext:value-type="float">
            <text:p>21</text:p>
          </table:table-cell>
          <table:table-cell office:value-type="string" calcext:value-type="string">
            <text:p>6_par_variety_regard_</text:p>
          </table:table-cell>
          <table:table-cell office:value-type="string" calcext:value-type="string">
            <text:p>['par', 'variety', 'regard', '', '', '', '', '', '', '']</text:p>
          </table:table-cell>
          <table:table-cell office:value-type="string" calcext:value-type="string">
            <text:p>['hello everybody currently looking job working home relate vb6 vb net database ms access prefer work home part time project require build application send result employer reach e mail roathkanel yahoo com information relate knowledge study background experience benefit could discuss via e mail best regard kanel roath microsoft certified professional mcp modified 3 54 friday 27th january 2006', '6 yrs experience developing installations using wide variety tools wise installshield orca innosetup etc job small large quick turnaround based uk willing work purely internet payment via paypal accepted try installation needs email cv info requirements jamieb talktalk net', 'hi french compagny need find freelance compétence paris help us projects customers dont hésitate contact soon possible hicham sipkin g u 61 bld national 92250 la garenne colombes email hicham sipkin sgui fr tél 33 1 47 69 60 02 fax 33 1 47 69 60 10 portable 06 80 64 45 14 http www sgui fr http www sguionline com http www pasa fr bonsoir je suis tombé par hasard un surf sur votre site web je suis à la recherche de compétence pour intervenir très rapidement sur de petits developement sharepoint que nous effectuons chez nos client intranet note de frais gestion de congés etc notre dévelopeur est complétement submergé par les projets en cours nous serions interressé par des interventions rapide dans les jours ou semaine qui arrivent voir une mise en relations pour les futurs projets intranet si jamais vou bonsoir je suis tombé par hasard un surf sur votre site web je suis à la recherche de compétence pour intervenir très rapidement sur de petits developement sharepoint que nous effectuons chez nos client intranet note de frais gestion de congés etc notre dévelopeur est complétement submergé par les projets en cours nous serions interressé par des interventions rapide dans les jours ou semaine qui arrivent voir une mise en relations pour les futurs projets intranet si jamais vou']</text:p>
          </table:table-cell>
        </table:table-row>
        <table:table-row table:style-name="ro1">
          <table:table-cell office:value-type="string" calcext:value-type="string">
            <text:p>No</text:p>
          </table:table-cell>
          <table:table-cell office:value-type="float" office:value="8" calcext:value-type="float">
            <text:p>8</text:p>
          </table:table-cell>
          <table:table-cell office:value-type="float" office:value="7" calcext:value-type="float">
            <text:p>7</text:p>
          </table:table-cell>
          <table:table-cell office:value-type="float" office:value="19" calcext:value-type="float">
            <text:p>19</text:p>
          </table:table-cell>
          <table:table-cell office:value-type="string" calcext:value-type="string">
            <text:p>7_respect_right__</text:p>
          </table:table-cell>
          <table:table-cell office:value-type="string" calcext:value-type="string">
            <text:p>['respect', 'right', '', '', '', '', '', '', '', '']</text:p>
          </table:table-cell>
          <table:table-cell office:value-type="string" calcext:value-type="string">
            <text:p>['yeah u r right presently interested sharepoint hopefully try learning thanks ur help akiii', 'hi guys cs student graduating december bachelor degree several programing jobs right working full time software developer things get kinda tough end semester somehow managed last two times like 2 5 years work experience software developer might offered move italy work study masters degree guess masters fooling around bachelor degree work would part time european developers interested average salary programmer gets europe especially italy full part time jobs guess advent euro things pretty much whole europe yet want know much get realistic figure good thing mention interview thank advance help would much appreciated real programmers never die gosub without return read somewhere net', 'true 2 year associate degree cpt know cs ba work trick enjoy development must job looking job make good money bother sink swim sticking career wherever goes employers talk respect kind professional commitment']</text:p>
          </table:table-cell>
        </table:table-row>
        <table:table-row table:style-name="ro1">
          <table:table-cell office:value-type="string" calcext:value-type="string">
            <text:p>No</text:p>
          </table:table-cell>
          <table:table-cell office:value-type="float" office:value="9" calcext:value-type="float">
            <text:p>9</text:p>
          </table:table-cell>
          <table:table-cell office:value-type="float" office:value="8" calcext:value-type="float">
            <text:p>8</text:p>
          </table:table-cell>
          <table:table-cell office:value-type="float" office:value="17" calcext:value-type="float">
            <text:p>17</text:p>
          </table:table-cell>
          <table:table-cell office:value-type="string" calcext:value-type="string">
            <text:p>8_correct_right__</text:p>
          </table:table-cell>
          <table:table-cell office:value-type="string" calcext:value-type="string">
            <text:p>['correct', 'right', '', '', '', '', '', '', '', '']</text:p>
          </table:table-cell>
          <table:table-cell office:value-type="string" calcext:value-type="string">
            <text:p>['almadeus wrote express editions vs directly test right go express edition route multiple languages different projects using express edition particular language compile class reference express editions clue train passed station without stopping john simmons outlaw programmer real programmers throw bunch 1s 0s computer see sticks pete hanlon', '100 correct see able progres never spent enough time single platform learn move try keep focus c try go get fundementals thanks advice really appreciate good news computers tell bad news tell ted nelson drug addicts computer afficionados called users clifford stoll', 'g4m4t4tsu wrote entire course subject detailed explanation prepare correct detailed say scientific analysis design bring folks offered course clue train passed station without stopping john simmons outlaw programmer real programmers throw bunch 1s 0s computer see sticks pete hanlon continue babble nonsense even correctly remember nonsense babbled minutes ago rob graham']</text:p>
          </table:table-cell>
        </table:table-row>
        <table:table-row table:style-name="ro1">
          <table:table-cell office:value-type="string" calcext:value-type="string">
            <text:p>Yes </text:p>
          </table:table-cell>
          <table:table-cell office:value-type="float" office:value="10" calcext:value-type="float">
            <text:p>10</text:p>
          </table:table-cell>
          <table:table-cell office:value-type="float" office:value="9" calcext:value-type="float">
            <text:p>9</text:p>
          </table:table-cell>
          <table:table-cell office:value-type="float" office:value="17" calcext:value-type="float">
            <text:p>17</text:p>
          </table:table-cell>
          <table:table-cell office:value-type="string" calcext:value-type="string">
            <text:p>9_rights_unfair_variety_correct</text:p>
          </table:table-cell>
          <table:table-cell office:value-type="string" calcext:value-type="string">
            <text:p>['rights', 'unfair', 'variety', 'correct', 'handling', 'right', '', '', '', '']</text:p>
          </table:table-cell>
          <table:table-cell office:value-type="string" calcext:value-type="string">
            <text:p>['software developer know generic question develop software clients need know would best way going putting software license agreement instance sure right way say could anyone guide please section agreement 1 intellectual property rights software program software copyrighted proprietary product name 1 1 use term intellectual property rights governs software code developed engineered way would defined including 1 1 craftsmanship 1 1 b creativity 1 1 c engineering methodologies 1 2 say including 1 2 part purpose 1 2 b functionality 1 2 c program specifications 1 2 nature software whole part intellectual property rights owned designated third party agreeing contract sole exception section 1 1 per stated intentionally unintentionally included stated section 1 2 order fulfil deliver requirements designated third party software solution sole discretion name correct way going protecting code mind ireland europe eu know copyright laws u especially trying start software consultancy solutions company basically means proprietory intellectual code could reside third party functionality program specifications instance input validation want third party lay claim sue look forward hearing kind input feedback thanks tom brennan', 'releasing code us free unfair supposedly spent 70 000 developing basically trying get us purcahse code already paid write would hold rights use house purchasing price seems unfair end personally thought original price 20k excessive knew didnt code make changes currently use site advertise services website use example product sell developed bill right lawyer think pulling info site never agreed let use us advertise ask looking feedback following deal indicative typical asp net contract work b legal recourse matter c technical workarounds asp net site compiled dll thanks ahead time community expertise personally never involved legal matter like', 'company hired contracted another company code ecommerce site scratch asp net system running sql server 2000 initial estimate 20k range web design sql os licenses database design coding asp net components site exactly company needed database design poor program generated inventory rudimentary short need get make necessary changes currently also source company continue innovate market online came board emailed company made site couldnt find sourcecode files responded proprietary code business could access called twice lawyer try negotiate release code developed scratch us lawyer versed code internet law hoping developers lend insights one main arguments end releasing code would security risk even employed develope code us scratch resold three companies claim us code would security risk staff read would able find holes crack businesses systems response would sign nda saying code used site business time release resell anyone else personal use ties next argument releasing code us free unfair supposedly spent 70 000 developing basically trying get us purcahse code already paid write would hold rights use house purchasing price seems unfair end personally thought original price 20k excessive knew didnt code make changes currently use site advertise services website use example product sell developed bill right lawyer think pulling info site never agreed let use us advertise ask looking feedback following deal indicative typical asp net contract work b legal recourse matter c technical workarounds asp net site compiled dll thanks ahead time community expertise personally never involved legal matter like']</text:p>
          </table:table-cell>
        </table:table-row>
        <table:table-row table:style-name="ro1">
          <table:table-cell office:value-type="string" calcext:value-type="string">
            <text:p>Yes (3<text:span text:style-name="T1">rd</text:span> message)</text:p>
          </table:table-cell>
          <table:table-cell office:value-type="float" office:value="11" calcext:value-type="float">
            <text:p>11</text:p>
          </table:table-cell>
          <table:table-cell office:value-type="float" office:value="10" calcext:value-type="float">
            <text:p>10</text:p>
          </table:table-cell>
          <table:table-cell office:value-type="float" office:value="17" calcext:value-type="float">
            <text:p>17</text:p>
          </table:table-cell>
          <table:table-cell office:value-type="string" calcext:value-type="string">
            <text:p>10_value_right_correct_</text:p>
          </table:table-cell>
          <table:table-cell office:value-type="string" calcext:value-type="string">
            <text:p>['value', 'right', 'correct', '', '', '', '', '', '', '']</text:p>
          </table:table-cell>
          <table:table-cell office:value-type="string" calcext:value-type="string">
            <text:p>['working years back dp fact skip detail earlier stuff needs know exactly 20 years ago mine fits 3 pages potential employer work right kind guy first page hand might explain seem get interviews right steve spencer hire reasonable offers considered', 'unlikely find job uk cv like sent put straight bin done list bunch technologies anyone whether actually know technologies could write computer program create cv like plenty people looking work know technologies employer give cv time day dozens identical cvs seen day need sell prospective employer provide information cv sets apart equally qualified candidates reviewing cv would want know following projects worked role projects technologies use decide use significant achievements made course career also target cv companies likely value experience instance specialist experience financial sector target cv financial institutions provide success adopting scattershot approach paul marfleet mind rent god government tom sawyer rush', 'without qualifications employment history way able persuade employer take offering work little nothing least able prove value could see small informally organised company using someone came paper history demonstrated ability grunt work cheap rate glossy corporate partner horrified recently learn uk company offering work experience unemployed people charging thousands pounds get experience cv brian']</text:p>
          </table:table-cell>
        </table:table-row>
        <table:table-row table:style-name="ro1">
          <table:table-cell office:value-type="string" calcext:value-type="string">
            <text:p>No</text:p>
          </table:table-cell>
          <table:table-cell office:value-type="float" office:value="12" calcext:value-type="float">
            <text:p>12</text:p>
          </table:table-cell>
          <table:table-cell office:value-type="float" office:value="11" calcext:value-type="float">
            <text:p>11</text:p>
          </table:table-cell>
          <table:table-cell office:value-type="float" office:value="17" calcext:value-type="float">
            <text:p>17</text:p>
          </table:table-cell>
          <table:table-cell office:value-type="string" calcext:value-type="string">
            <text:p>11_handling_equity_variety_value</text:p>
          </table:table-cell>
          <table:table-cell office:value-type="string" calcext:value-type="string">
            <text:p>['handling', 'equity', 'variety', 'value', 'correct', 'discussion', 'right', '', '', '']</text:p>
          </table:table-cell>
          <table:table-cell office:value-type="string" calcext:value-type="string">
            <text:p>['rejected much following resume find job native country town live us england sometimes companies outsource us england inviting interview speaking usually friendly getting ok appropriate question resume skills around rejected much following resume demand salary printed publically work_supplier ________________________________________ name programming resume objective find position programmer field c mfc atl dcom dbms xml client server 2 3 tier lan internet programming experience summary 8 years programming experience microsoft visual c 7 1 mfc atl dcom c net dhtml jscript xml xsl developing com activex com asp activex scripting dbms microsoft sql server 2000 odbc ole db ado sockets programming threading programming uml microsoft certification mcsd exam 70 015 designing implementing distributed applications microsoft visual c 6 0 exam purpose fast efficient work good projects architecturing prove com db mts threading gui programming around score 860 540 pass 1000 total writing application using java j2ee corba rmi servlet applet jsp component technologies design patterns swing awt gui technologies education 1987 1994 ms electronics engineering applied mathematics physics specialty moscow institute physics techniques russia employment history 07 2002 10 2004 arktika lead programmer c atl com ole db developing activex gui mfc win32 system data gathering analyzing technology lines visualization management project organizing winnt share nt security handling project using adsi wmi win32 security win32 processes management utility threaded scheduler components 10 2001 5 2002 discussdata solutions us programmer provided system com objects customize applications activex scripting technology databases integration using c com ole db activex scripting creating system scripting com objects extends initial system user customized database connectivity user data supplied structures infrastructure 2001 ulter systems england company programmer com ms sql server provided com subsystems tv ratings calculation program asp subsystem using c com creation com objects comply conventions custom library systems 1998 1998 position commercial corporation avtocontract moscow russia position senior programmer windows gui programming design developing activex control elements provided design coding project management developing subsystem company trade data management system integrating ms sql server ms office programs special national trade software products base ole automation technology programming ole servers business logic dbms components 2 3 tiered client server systems company product management system based com odbc ms ado ole db please note preferable specializations visual activex database connectivity extending existed systems connection databases available supplying new visual functionality controls created 3 tier separate business logic fully complying microsoft dna creating rad structured db visual connectivity gui using dna layers like biztalk framework creation mfc behaviors reusable components fast creation organizing visual forms com based 1994 2001 institute microelectronics problems chernogolovka moscow dist russia position programming engineer 1996 1997 provided design coding project management developing workgroup resources counting program laboratory level using finally ms visual c 5 0 odbc access ole many windows database application many accounting ways using activex controls winsock technology developing connection devices pc many laboratories personal data 34 years old single foreign languages fluent english hobbies sports computers literature referee references may presented additionally contact e mail du_volon fromru com', 'jagdale anil ashok mobile 91 9970851751 email anil jagdale gmail com ________________________________________ seeking assignments software development project development organization repute précis b e computer professional 1 5 years experience software development microsoft technology presently working software engineer integrated solution ltd mumbai comprehensive exposure microsoft web technologies like asp net c net ajax r c 1 0 html javascript etc ability handle independently projects c asp net 2 0 ajax r c 1 0 crystal report sal server back end deft mapping requirements custom designing solutions troubleshooting complex software application problems excellent communication interpersonal skills proven abilities resolving complex software issues skills web technology asp net c net xml html java script database sql server 2000 sql server enterprise edition 2005 access installation database creation mirroring recovery maintenance skill ajax r c 1 0 crystal report upgrading existing web application new platform visualsourcesafe operating systems windows linux server iis server tomcat programming language c c c vb cobol java application blocks data application blocks business object utility tools ms office 2003 professional ms project visio organizational experience currently associated integrated solution limited june 2007 integrated solution www itisl com strong business analysis base business experience spanning 3 continents ranging crm solution erp solution distribution advertising media finance logistics management production planning previously associated srishti infotech aug 2006 june 2007 srishti infotech strong business analysis erp e commerce domain projects handling integrated solution limited mumbai title crm jp morgan duration august 2007 till date environment c asp net ajax javascript crystal report backend sql 2000 team size 12 members role team member scope jp morgan one multinational finance service providing organization crm system acts administrator j p morgan web based solution takes care investor distributor activity solution creates various roles users like customer care executive distributors investor etc also maintains status customer query complaint request information also maintain aum budget annual profit loss title business object bo duration june 2007 august 2007 environment c asp net javascript backend sql 2000 team size 6 members role team member scope online web portal provides functionality user retrieve information related jda major modules include web portal application status member list tenders press release plot details lottery details land bank details mail centre etc projects handling srishti infotech title medical erp system duration august 2006 march 2007 environment c net crystal report javascript ajax r c 1 0 sql server 2000 team size 6 members role team member scope erp system acts like administrator pharmaceutical firm keeps records suppliers distributors employee company placing order creating invoice maintaining stock medicines calculation employee salary messaging customer query order intranet invoice report monthly employee salary report title worldtiketing duration march 2007 may 2007 environment c asp net javascript backend sql server 2005 team size 6 members role team member scope worldtiketing e commerce project online buy tickets sports music cultural events maintaining shopping cart pay pal integration maintain every day sale report applying different discount scheme title askpune duration may 2007 june 2007 environment c asp net javascript ajax rc 1 0 sql server 2000 team size 6 members role team lead scope askpune ecommerce project online buy stuff maintain sale report integrate pay pal payment gateway applying different discount scheme projects title ubiquitous health care system final year environment vb6 nokia pc component 8051 assembly language team size 4 members role group lead scope users remotely appliance health care system user remotely exam status patient user send sms server cell phone title automobile information system third year environment visual basic 6 0 ms access team size 1 member role scope used auto showrooms view type vehicles inventory vehicles add showing demo new vehicle compare vehicle available future academic credentials qualification university year percentage class b e computer pune university 2006 64 87 first class h c maharashtra board 2002 65 67 first class c maharashtra board 2000 64 40 first class personal profile date birth 27th may 1985 current address 29 1985 abhudaya nagar kalachowki dadar east mumbai 400033 permanent address 19 phoenix bharatgaon near uruli kanchan pune 412214 maharashtra hereby declare details true correct best knowledge would pleasure working firm modified wednesday february 27 2008 8 44', 'jaganil wrote jagdale anil ashok mobile 91 9970851751 email anil jagdale gmail com ________________________________________ seeking assignments software development project development organization repute précis b e computer professional 1 5 years experience software development microsoft technology presently working software engineer integrated solution ltd mumbai comprehensive exposure microsoft web technologies like asp net c net ajax r c 1 0 html javascript etc ability handle independently projects c asp net 2 0 ajax r c 1 0 crystal report sal server back end deft mapping requirements custom designing solutions troubleshooting complex software application problems excellent communication interpersonal skills proven abilities resolving complex software issues skills web technology asp net c net xml html java script database sql server 2000 sql server enterprise edition 2005 access installation database creation mirroring recovery maintenance skill ajax r c 1 0 crystal report upgrading existing web application new platform visualsourcesafe operating systems windows linux server iis server tomcat programming language c c c vb cobol java application blocks data application blocks business object utility tools ms office 2003 professional ms project visio organizational experience currently associated integrated solution limited june 2007 integrated solution www itisl com strong business analysis base business experience spanning 3 continents ranging crm solution erp solution distribution advertising media finance logistics management production planning previously associated srishti infotech aug 2006 june 2007 srishti infotech strong business analysis erp e commerce domain projects handling integrated solution limited mumbai title crm jp morgan duration august 2007 till date environment c asp net ajax javascript crystal report backend sql 2000 team size 12 members role team member scope jp morgan one multinational finance service providing organization crm system acts administrator j p morgan web based solution takes care investor distributor activity solution creates various roles users like customer care executive distributors investor etc also maintains status customer query complaint request information also maintain aum budget annual profit loss title business object bo duration june 2007 august 2007 environment c asp net javascript backend sql 2000 team size 6 members role team member scope online web portal provides functionality user retrieve information related jda major modules include web portal application status member list tenders press release plot details lottery details land bank details mail centre etc projects handling srishti infotech title medical erp system duration august 2006 march 2007 environment c net crystal report javascript ajax r c 1 0 sql server 2000 team size 6 members role team member scope erp system acts like administrator pharmaceutical firm keeps records suppliers distributors employee company placing order creating invoice maintaining stock medicines calculation employee salary messaging customer query order intranet invoice report monthly employee salary report title worldtiketing duration march 2007 may 2007 environment c asp net javascript backend sql server 2005 team size 6 members role team member scope worldtiketing e commerce project online buy tickets sports music cultural events maintaining shopping cart pay pal integration maintain every day sale report applying different discount scheme title askpune duration may 2007 june 2007 environment c asp net javascript ajax rc 1 0 sql server 2000 team size 6 members role team lead scope askpune ecommerce project online buy stuff maintain sale report integrate pay pal payment gateway applying different discount scheme projects title ubiquitous health care system final year environment vb6 nokia pc component 8051 assembly language team size 4 members role group lead scope users remotely appliance health care system user remotely exam status patient user send sms server cell phone title automobile information system third year environment visual basic 6 0 ms access team size 1 member role scope used auto showrooms view type vehicles inventory vehicles add showing demo new vehicle compare vehicle available future academic credentials qualification university year percentage class b e computer pune university 2006 64 87 first class h c maharashtra board 2002 65 67 first class c maharashtra board 2000 64 40 first class personal profile date birth 27th may 1985 current address 29 1985 abhudaya nagar kalachowki dadar east mumbai 400033 permanent address 19 phoenix bharatgaon near uruli kanchan pune 412214 maharashtra hereby declare details true correct best knowledge would pleasure working firm site cv pimping experience salad meat']</text:p>
          </table:table-cell>
        </table:table-row>
        <table:table-row table:style-name="ro1">
          <table:table-cell office:value-type="string" calcext:value-type="string">
            <text:p>Yes </text:p>
          </table:table-cell>
          <table:table-cell office:value-type="float" office:value="13" calcext:value-type="float">
            <text:p>13</text:p>
          </table:table-cell>
          <table:table-cell office:value-type="float" office:value="12" calcext:value-type="float">
            <text:p>12</text:p>
          </table:table-cell>
          <table:table-cell office:value-type="float" office:value="17" calcext:value-type="float">
            <text:p>17</text:p>
          </table:table-cell>
          <table:table-cell office:value-type="string" calcext:value-type="string">
            <text:p>12_favour_handling_correct_respect</text:p>
          </table:table-cell>
          <table:table-cell office:value-type="string" calcext:value-type="string">
            <text:p>['favour', 'handling', 'correct', 'respect', 'value', 'right', '', '', '', '']</text:p>
          </table:table-cell>
          <table:table-cell office:value-type="string" calcext:value-type="string">
            <text:p>['marscoza wrote would good response classic interview question negative traits actually known shoot foot time time sure gonna intentionally even kind enough hand pistol usually give answer positive trait perspective cloaked negative wrapper well bit workaholic probably focus much error handling sometimes get caught meeting deadlines squeezing extra three cycles performance code etc sounds like throwing negative trait candid manner one things looking reality giving one reason hire telling want hear little devious absolutely interviews chess match going play games posture position bet going hate lose especially paycheck line chistopher duncan author career programmer guerilla tactics imperfect world apress', 'always say negative traits aware obviously might express surpise answer qualify saying negative traits knew evertthing possible correct perhaps offer examples negative traits fixed find sort interview question really annoying honest mean sort answer want really question ask really knowing sort answer want think show candidate respect concentrating candidate actually candidate interview really verify claimed cv unless interviewers interested sort conveyor belt approach wheel em past pick one like like turning questions around interviewers asking things like think skill set benefit company see someone like progressing within company folly man dreams never achieve rather dream', 'employed three months ago large corp net senior dev working way standard dev jobs last years interviewing couple contractors next week come supplement team department head came desk told heard grapevine sudden asked sit interviews next week query guys technical knowledge net first time involved interview process end wondering old hands cp standard tacks would take weekend think come gameplan top head thinking quiz understanding concepts oo general development methodology soften concept questions get feel think development process well developed personal standards perhaps simple written tests algorithmic basis using java c syntactic base test general debugging abilities b explore knowledge namespaces net familiarity platform general wondering focus areas would consider vital expert might catch indifferent dev c couple specific questions explore knowledge threading web services sql sound top hand vanilla also subject coming specific allgorithmic tests anyone know resources net would contain samples could use adapt anyone specific tests favour welcome input dude ever wanted rug back']</text:p>
          </table:table-cell>
        </table:table-row>
        <table:table-row table:style-name="ro1">
          <table:table-cell office:value-type="string" calcext:value-type="string">
            <text:p>No</text:p>
          </table:table-cell>
          <table:table-cell office:value-type="float" office:value="14" calcext:value-type="float">
            <text:p>14</text:p>
          </table:table-cell>
          <table:table-cell office:value-type="float" office:value="13" calcext:value-type="float">
            <text:p>13</text:p>
          </table:table-cell>
          <table:table-cell office:value-type="float" office:value="16" calcext:value-type="float">
            <text:p>16</text:p>
          </table:table-cell>
          <table:table-cell office:value-type="string" calcext:value-type="string">
            <text:p>13_handling_right__</text:p>
          </table:table-cell>
          <table:table-cell office:value-type="string" calcext:value-type="string">
            <text:p>['handling', 'right', '', '', '', '', '', '', '', '']</text:p>
          </table:table-cell>
          <table:table-cell office:value-type="string" calcext:value-type="string">
            <text:p>['hi mainly c net vc etc etc developer carrying around 12 years exp lot work related mobile apps evc earlier latest windows platforms ios work well client side work started tire mainly find battling lot ui issues framework limitations projects small need fast development provide depth work getting inclined towards server side technologies worked sometime azure lot sql server must say really fan tools moreover azure think get stuck lot hardware related issues true know lot though pretty much confused right kind direction take also thinking plunging java world mostly really excited microsoft server side technologies though vague question give insight kind work like would say clean architecture patterns practices would like get something provides opportunity design implement full software system thanks lot preea', 'imho important enduring language one embedded natively inside database choice sql many add ons extensions core foundation erp system lifetime probably interfacing different external clients written several front end languages model business rules tight tables triggers stored procedures handling standards like cascading updates deletes non standard data transformations handled database code enforcing business rules enterprise core sqlserver postgre mysql sqlite good options', 'made shift vfp couple yrs ago first java moved another company within industry using c couple observations based experience 1 fact code behind form biggest even big hurdle jump problems understanding method wanted call separate class even separate dll 2 things different enough take sometime get everyone page inheritance polymorphism possible get functionality foxpro difficulty one depends crew work things seen get hung encapsulation interfaces good class design many get hung examples new dotnet adding methods manipulate customer class order class etc b data handling big big difference data handling net foxpro people still clinging vfp think tool handles data correctly good luck one c collections vfp arrays find use collections whole lot ever used arrays foxpro something found useful would fairly simple app enough complexity give enough cover 3 days order form customer information data stored database']</text:p>
          </table:table-cell>
        </table:table-row>
        <table:table-row table:style-name="ro1">
          <table:table-cell office:value-type="string" calcext:value-type="string">
            <text:p>No</text:p>
          </table:table-cell>
          <table:table-cell office:value-type="float" office:value="15" calcext:value-type="float">
            <text:p>15</text:p>
          </table:table-cell>
          <table:table-cell office:value-type="float" office:value="14" calcext:value-type="float">
            <text:p>14</text:p>
          </table:table-cell>
          <table:table-cell office:value-type="float" office:value="10" calcext:value-type="float">
            <text:p>10</text:p>
          </table:table-cell>
          <table:table-cell office:value-type="string" calcext:value-type="string">
            <text:p>14_discussion_respect_right_</text:p>
          </table:table-cell>
          <table:table-cell office:value-type="string" calcext:value-type="string">
            <text:p>['discussion', 'respect', 'right', '', '', '', '', '', '', '']</text:p>
          </table:table-cell>
          <table:table-cell office:value-type="string" calcext:value-type="string">
            <text:p>['thought c order learn programming think continue writing code java c web apps easy learn programming think start really beginning would good statement according companies definitely agree bioinformatic learned first c java c campus think right way ok cheers thought modern physics relay assumptions somehow depends smile cat albert einstein', 'saying concepts best way beginning learn c saying think good language start 1 syntax popular ones quiet similar c 2 language way program quiet strict aware features traps languages 3 run c code time think good know deal hope pointed thinking think talking two different points also say might long stuff came pascal fortran c c perl phyton java c know c probably best language learning language give example exercise program certain patterns c really learn stuff java c already might think good program think learn much thats side view know want say think c 6th language taught 10 flavors basic pascal tms9900 assembler intel x86 assembler cobol c c guess long term programming original question language start sentence make sense may think assembler dead nearly companies dealing pascal also introduced learning language heard cobol know thing gain starting c point view please refer massage crap might able give side thinking proper discussion think would nice might able learn something new hope made point cheers modified 3 44 friday 23rd november 2007 thought modern physics relay assumptions somehow depends smile cat albert einstein', 'hi sorry late replay say good point true may aware go much extreme think woth last sentences ok let say like started pascal learned basics programing stuff afterwards switched c c learned lot topics like memory leaks patterns pointers vs references hardware near programming stuff like also really got algorithmic thinking ever want call learned java last least c also projects java c think might fresh school looking back think gain experience c really get know differences makes different ways also say easierst language sometimes quiet anoying sure really take care every little bit thats liked terms learning mean go c program little know less object oriented programming also true java think also java wont get help forum think last entry last year look respect forum mostly two languages suported c c true think web developer make sence go c risk high stays web abbs force programm general algorithms example sorted dictonary c example nice app start sort think gain lot play lot algorithmic thinking hope know mean c easy cheat class already plays lists double linked lists trees concepts used efficiently quickly build something features talking kind forced use correctly way know missed would suggestion according starter language cheers thought modern physics relay assumptions somehow depends smile cat albert einstein']</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2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date>2024-06-21T20:49:38.498000000</dc:date>
    <meta:editing-duration>PT8M17S</meta:editing-duration>
    <meta:editing-cycles>1</meta:editing-cycles>
    <meta:document-statistic meta:table-count="1" meta:cell-count="118" meta:object-count="0"/>
  </office:meta>
</office:document-meta>
</file>